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14_16-49-59_000.jpg</text:p>
          </table:table-cell>
          <table:table-cell table:style-name="ce11" office:value-type="string">
            <text:p>:m RES 1*4 / free# JVEMV6 68#_123:1 / 68. theoretical-physics(tp) / w=~,topics=極；座標;gleamath,other=~,s=~,i=~,doc=r-7-5.3~1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RES 1*4 / free# JVEMV6 68#_123:1 / 68. theoretical-physics(tp) / w=~,topics=極；座標;gleamath,other=~,s=~,i=~,doc=r-7-5.3~1">
            <text:p>:m RES 1*4 / free# JVEMV6 68#_123:1 / 68. theoretical-physics(tp) / w=~,topics=極；座標;gleamath,other=~,s=~,i=~,doc=r-7-5.3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4_16-50-17_000.jpg</text:p>
          </table:table-cell>
          <table:table-cell table:style-name="ce11" office:value-type="string">
            <text:p>:m RES 2*4 / free# JVEMV6 68#_123:1 / 68. theoretical-physics(tp) / w=~,topics=極；座標;gleamath,other=FOUND+;q+:id=YJOW:1:(a+(1/a)),s=~,i=~,doc=r-7-5.3~1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2*4 / free# JVEMV6 68#_123:1 / 68. theoretical-physics(tp) / w=~,topics=極；座標;gleamath,other=FOUND+;q+:id=YJOW:1:(a+(1/a)),s=~,i=~,doc=r-7-5.3~1">
            <text:p>:m RES 2*4 / free# JVEMV6 68#_123:1 / 68. theoretical-physics(tp) / w=~,topics=極；座標;gleamath,other=FOUND+;q+:id=YJOW:1:(a+(1/a)),s=~,i=~,doc=r-7-5.3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14_16-51-03_000.jpg</text:p>
          </table:table-cell>
          <table:table-cell table:style-name="ce19" office:value-type="string">
            <text:p>:m RES 3*4 / free# JVEMV6 68#_123:1 / 68. theoretical-physics(tp) / w=~,topics=極；座標;gleamath,doc=r-7-5.3~1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3*4 / free# JVEMV6 68#_123:1 / 68. theoretical-physics(tp) / w=~,topics=極；座標;gleamath,doc=r-7-5.3~1">
            <text:p>:m RES 3*4 / free# JVEMV6 68#_123:1 / 68. theoretical-physics(tp) / w=~,topics=極；座標;gleamath,doc=r-7-5.3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14_16-51-39_000.jpg</text:p>
          </table:table-cell>
          <table:table-cell table:style-name="ce11" office:value-type="string">
            <text:p>:m RES 4*4 / free# JVEMV6 68#_123:1 / 68. theoretical-physics(tp) / w=~,topics=極；座標;gleamath,other=q+:id=9MPJ:1,doc=r-7-5.3~1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4*4 / free# JVEMV6 68#_123:1 / 68. theoretical-physics(tp) / w=~,topics=極；座標;gleamath,other=q+:id=9MPJ:1,doc=r-7-5.3~1">
            <text:p>:m RES 4*4 / free# JVEMV6 68#_123:1 / 68. theoretical-physics(tp) / w=~,topics=極；座標;gleamath,other=q+:id=9MPJ:1,doc=r-7-5.3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14_21-00-58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15_02-47-06_000.jpg</text:p>
          </table:table-cell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15_02-47-12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15_10-23-35_000.jpg</text:p>
          </table:table-cell>
          <table:table-cell table:style-name="ce19" office:value-type="string">
            <text:p>:m RES 1*2 / free# JVEMV6 68#_id=9MPJ:2 / 68. theoretical-physics(tp) / w=~,topics=(a+(1/a)):微分,other=q+:open:(lim_n-&gt;∞(n!*a^(-(n+1)))):スピード,s=~,i=~,doc=</text:p>
          </table:table-cell>
          <table:table-cell table:style-name="ce20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RES 1*2 / free# JVEMV6 68#_id=9MPJ:2 / 68. theoretical-physics(tp) / w=~,topics=(a+(1/a)):微分,other=q+:open:(lim_n-&gt;∞(n!*a^(-(n+1)))):スピード,s=~,i=~,doc=">
            <text:p>:m RES 1*2 / free# JVEMV6 68#_id=9MPJ:2 / 68. theoretical-physics(tp) / w=~,topics=(a+(1/a)):微分,other=q+:open:(lim_n-&gt;∞(n!*a^(-(n+1)))):スピード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15_10-23-53_000.jpg</text:p>
          </table:table-cell>
          <table:table-cell table:style-name="ce11" office:value-type="string">
            <text:p>:m RES 2*2 / free# JVEMV6 68#_id=9MPJ:2 / 68. theoretical-physics(tp) / w=~,topics=(a+(1/a)):微分,other=q+:open:(lim_n-&gt;∞(n!*a^(-(n+1)))):スピード,s=~,i=~,doc=</text:p>
          </table:table-cell>
          <table:table-cell table:style-name="ce18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RES 2*2 / free# JVEMV6 68#_id=9MPJ:2 / 68. theoretical-physics(tp) / w=~,topics=(a+(1/a)):微分,other=q+:open:(lim_n-&gt;∞(n!*a^(-(n+1)))):スピード,s=~,i=~,doc=">
            <text:p>:m RES 2*2 / free# JVEMV6 68#_id=9MPJ:2 / 68. theoretical-physics(tp) / w=~,topics=(a+(1/a)):微分,other=q+:open:(lim_n-&gt;∞(n!*a^(-(n+1)))):スピード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15_10-24-50_000.jpg</text:p>
          </table:table-cell>
          <table:table-cell table:style-name="ce11" office:value-type="string">
            <text:p>:tome/ (lang=ja) / topic=やること / content=数学、物理、事業つくり。神学作り。日本教作り。俺の役回り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tome/ (lang=ja) / topic=やること / content=数学、物理、事業つくり。神学作り。日本教作り。俺の役回り。">
            <text:p>:tome/ (lang=ja) / topic=やること / content=数学、物理、事業つくり。神学作り。日本教作り。俺の役回り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:m RES 1*4 / free# JVEMV6 68#_123:1 / 68. theoretical-physics(tp) / w=~,topics=極；座標;gleamath,other=~,s=~,i=~,doc=r-7-5.3~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:m RES 2*4 / free# JVEMV6 68#_123:1 / 68. theoretical-physics(tp) / w=~,topics=極；座標;gleamath,other=FOUND+;q+:id=YJOW:1:(a+(1/a)),s=~,i=~,doc=r-7-5.3~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5">2021/10/15</text:date>, <text:time>11:5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15T11:55:17.18</dc:date>
    <dc:creator>iwabuchi ken</dc:creator>
    <meta:editing-duration>P38DT13H33M6S</meta:editing-duration>
    <meta:editing-cycles>13545</meta:editing-cycles>
    <meta:document-statistic meta:table-count="1" meta:cell-count="440" meta:object-count="0"/>
  </office:meta>
</office:document-meta>
</file>